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marker-end="Arrow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1" style:family="paragraph">
      <style:paragraph-properties fo:text-align="center"/>
    </style:style>
    <style:style style:name="P2" style:family="paragraph">
      <style:text-properties fo:font-family="TakaoPMincho" style:font-pitch="variable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text-position="sub 58%"/>
    </style:style>
    <style:style style:name="T3" style:family="text">
      <style:text-properties fo:font-family="TakaoPMincho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-0.393cm" svg:x1="1.558cm" svg:y1="4.19cm" svg:x2="3.6cm" svg:y2="2.315cm" draw:start-shape="id1" draw:start-glue-point="1" draw:end-shape="id2" draw:end-glue-point="3" svg:d="m1558 4190h628v-1875h1414" svg:viewBox="0 0 2043 1876">
          <text:p/>
        </draw:connector>
        <draw:connector draw:style-name="gr1" draw:text-style-name="P1" draw:layer="layout" draw:line-skew="-0.393cm" svg:x1="1.558cm" svg:y1="4.19cm" svg:x2="3.6cm" svg:y2="3.585cm" draw:start-shape="id1" draw:start-glue-point="1" draw:end-shape="id3" draw:end-glue-point="3" svg:d="m1558 4190h628v-605h1414" svg:viewBox="0 0 2043 606">
          <text:p/>
        </draw:connector>
        <draw:connector draw:style-name="gr1" draw:text-style-name="P1" draw:layer="layout" draw:line-skew="-0.393cm" svg:x1="1.558cm" svg:y1="4.19cm" svg:x2="3.6cm" svg:y2="6.125cm" draw:start-shape="id1" draw:start-glue-point="1" draw:end-shape="id4" draw:end-glue-point="3" svg:d="m1558 4190h628v1935h1414" svg:viewBox="0 0 2043 1936">
          <text:p/>
        </draw:connector>
        <draw:connector draw:style-name="gr1" draw:text-style-name="P1" draw:layer="layout" draw:line-skew="-0.394cm" svg:x1="1.558cm" svg:y1="4.19cm" svg:x2="3.6cm" svg:y2="4.801cm" draw:start-shape="id1" draw:start-glue-point="1" draw:end-shape="id5" draw:end-glue-point="3" svg:d="m1558 4190h628v611h1414" svg:viewBox="0 0 2043 612">
          <text:p/>
        </draw:connector>
        <draw:connector draw:style-name="gr1" draw:text-style-name="P1" draw:layer="layout" svg:x1="9.468cm" svg:y1="2.315cm" svg:x2="12.395cm" svg:y2="4.19cm" draw:start-shape="id6" draw:start-glue-point="1" draw:end-shape="id7" draw:end-glue-point="3" svg:d="m9468 2315h1464v1875h1463" svg:viewBox="0 0 2928 1876">
          <text:p/>
        </draw:connector>
        <draw:connector draw:style-name="gr1" draw:text-style-name="P1" draw:layer="layout" svg:x1="9.468cm" svg:y1="3.585cm" svg:x2="12.395cm" svg:y2="4.19cm" draw:start-shape="id8" draw:start-glue-point="1" draw:end-shape="id7" draw:end-glue-point="3" svg:d="m9468 3585h1464v605h1463" svg:viewBox="0 0 2928 606">
          <text:p/>
        </draw:connector>
        <draw:connector draw:style-name="gr1" draw:text-style-name="P1" draw:layer="layout" svg:x1="9.468cm" svg:y1="6.125cm" svg:x2="12.395cm" svg:y2="4.19cm" draw:start-shape="id9" draw:start-glue-point="1" draw:end-shape="id7" draw:end-glue-point="3" svg:d="m9468 6125h1464v-1935h1463" svg:viewBox="0 0 2928 1936">
          <text:p/>
        </draw:connector>
        <draw:connector draw:style-name="gr1" draw:text-style-name="P1" draw:layer="layout" svg:x1="9.467cm" svg:y1="4.801cm" svg:x2="12.395cm" svg:y2="4.19cm" draw:start-shape="id5" draw:start-glue-point="1" draw:end-shape="id7" draw:end-glue-point="3" svg:d="m9467 4801h1464v-611h1464" svg:viewBox="0 0 2929 612">
          <text:p/>
        </draw:connector>
        <draw:custom-shape draw:style-name="gr2" draw:text-style-name="P1" draw:layer="layout" svg:width="7cm" svg:height="6.8cm" svg:x="2.99cm" svg:y="0.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401cm" svg:height="1.27cm" svg:x="3.6cm" svg:y="1.68cm">
          <text:p text:style-name="P1">i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27cm" svg:height="1.27cm" svg:x="8.198cm" svg:y="1.68cm">
          <text:p text:style-name="P1">o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401cm" svg:height="1.27cm" svg:x="3.6cm" svg:y="2.95cm">
          <text:p text:style-name="P1">i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27cm" svg:height="1.27cm" svg:x="8.198cm" svg:y="2.95cm">
          <text:p text:style-name="P1">o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.401cm" svg:height="1.27cm" svg:x="3.6cm" svg:y="5.49cm">
          <text:p text:style-name="P1">i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27cm" svg:height="1.27cm" svg:x="8.198cm" svg:y="5.49cm">
          <text:p text:style-name="P1">o<text:span text:style-name="T2">n</text:span></text:p>
          <draw:enhanced-geometry svg:viewBox="0 0 21600 21600" draw:type="rectangle" draw:enhanced-path="M 0 0 L 21600 0 21600 21600 0 21600 0 0 Z N"/>
        </draw:custom-shape>
        <draw:frame draw:style-name="gr4" draw:text-style-name="P1" xml:id="id5" draw:id="id5" draw:layer="layout" svg:width="5.867cm" svg:height="0.962cm" svg:x="3.6cm" svg:y="4.32cm">
          <draw:text-box>
            <text:p text:style-name="P1">...</text:p>
          </draw:text-box>
        </draw:frame>
        <draw:frame draw:style-name="gr4" draw:text-style-name="P2" draw:layer="layout" svg:width="4.6cm" svg:height="0.95cm" svg:x="5.39cm" svg:y="0.59cm">
          <draw:text-box>
            <text:p><text:span text:style-name="T3">I <text:s text:c="13"/>O</text:span></text:p>
          </draw:text-box>
        </draw:frame>
        <draw:custom-shape draw:style-name="gr3" draw:text-style-name="P1" xml:id="id1" draw:id="id1" draw:layer="layout" svg:width="1.27cm" svg:height="4.394cm" svg:x="0.288cm" svg:y="1.993cm">
          <text:p text:style-name="P1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1.27cm" svg:height="1.27cm" svg:x="12.395cm" svg:y="3.555cm">
          <text:p text:style-name="P1">o<text:span text:style-name="T2">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lio </meta:initial-creator>
    <meta:creation-date>2013-11-15T09:14:40</meta:creation-date>
    <dc:date>2013-11-15T12:58:11</dc:date>
    <dc:creator>helio </dc:creator>
    <meta:editing-duration>P0D</meta:editing-duration>
    <meta:editing-cycles>2</meta:editing-cycles>
    <meta:generator>LibreOffice/3.5$Linux_x86 LibreOffice_project/350m1$Build-2</meta:generator>
    <meta:document-statistic meta:object-count="19"/>
  </office:meta>
</office:document-meta>
</file>